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6"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properties style:use-window-font-color="true" style:font-name="Arial" fo:font-size="11pt" style:font-size-asian="11pt" style:font-size-complex="11pt"/>
    </style:style>
    <style:style style:name="P19" style:family="paragraph" style:parent-style-name="Standard">
      <style:paragraph-properties style:snap-to-layout-grid="false"/>
      <style:text-properties style:use-window-font-color="true" style:font-name="Arial" fo:font-size="11pt" style:font-size-asian="11pt" style:font-size-complex="11pt"/>
    </style:style>
    <style:style style:name="P20" style:family="paragraph" style:parent-style-name="Standard">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use-window-font-color="true" style:font-name="Arial" fo:font-size="11pt" fo:font-weight="normal" fo:background-color="#ffff99"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use-window-font-color="true" style:font-name="Arial" fo:font-size="11pt" style:text-underline-style="none" fo:font-weight="normal" style:font-size-asian="11pt" style:font-weight-asian="normal" style:font-size-complex="11pt" style:font-weight-complex="normal"/>
    </style:style>
    <style:style style:name="P23" style:family="paragraph" style:parent-style-name="Standard">
      <style:paragraph-properties fo:text-align="center" style:justify-single-word="false" style:snap-to-layout-grid="false"/>
      <style:text-properties style:use-window-font-color="true" style:font-name="Arial" fo:font-size="11pt" style:text-underline-style="none" fo:font-weight="normal" fo:background-color="#ffff00"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use-window-font-color="true" style:font-name="Arial" fo:font-size="11pt" style:text-underline-style="none" fo:font-weight="bold"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use-window-font-color="true"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7" style:family="paragraph" style:parent-style-name="Standard">
      <style:text-properties style:use-window-font-color="true" style:font-name="Arial" fo:font-size="11pt"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1" style:family="paragraph" style:parent-style-name="Normale">
      <style:text-properties style:font-name="Arial" fo:font-size="10.5pt" style:font-size-asian="10.5pt" style:font-size-complex="10.5pt"/>
    </style:style>
    <style:style style:name="P32" style:family="paragraph" style:parent-style-name="Normale">
      <style:paragraph-properties fo:text-align="end" style:justify-single-word="false"/>
      <style:text-properties style:font-name="Arial" fo:font-size="10.5pt" style:font-size-asian="10.5pt" style:font-size-complex="10.5pt"/>
    </style:style>
    <style:style style:name="P33"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style:font-size-asian="11pt" style:font-size-complex="11pt"/>
    </style:style>
    <style:style style:name="P36"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37" style:family="paragraph" style:parent-style-name="Standard">
      <style:paragraph-properties fo:margin-left="0cm" fo:margin-right="0cm" fo:margin-top="0cm" fo:margin-bottom="0.101cm" fo:text-align="justify" style:justify-single-word="false" fo:text-indent="1.251cm" style:auto-text-indent="false"/>
      <style:text-properties fo:font-size="10pt" style:font-size-asian="10pt" style:font-size-complex="10pt"/>
    </style:style>
    <style:style style:name="P38"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39" style:family="paragraph" style:parent-style-name="Standard">
      <style:paragraph-properties fo:margin-left="0cm" fo:margin-right="0cm" fo:margin-top="0cm" fo:margin-bottom="0.101cm" fo:text-align="justify" style:justify-single-word="false" fo:text-indent="1.251cm" style:auto-text-indent="false" style:snap-to-layout-grid="false"/>
      <style:text-properties style:use-window-font-color="true" style:font-name="Arial" fo:font-size="11pt" fo:font-style="normal" style:text-underline-style="none" fo:font-weight="bold" fo:background-color="#00ff00"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background-color="#ff99ff" style:font-size-asian="11pt" style:font-size-complex="11pt"/>
    </style:style>
    <style:style style:name="P41" style:family="paragraph" style:parent-style-name="Standard">
      <style:paragraph-properties fo:margin-left="0cm" fo:margin-right="0cm" fo:margin-top="0cm" fo:margin-bottom="0.101cm" fo:text-align="justify" style:justify-single-word="false" fo:text-indent="1.251cm" style:auto-text-indent="false"/>
    </style:style>
    <style:style style:name="P42" style:family="paragraph" style:parent-style-name="Rientro_20_corpo_20_del_20_testo_20_2">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4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use-window-font-color="true" style:font-name="Arial" fo:font-size="11pt" style:font-size-asian="11pt" style:font-size-complex="11pt"/>
    </style:style>
    <style:style style:name="P44" style:family="paragraph" style:parent-style-name="Standard">
      <style:paragraph-properties fo:margin-top="0cm" fo:margin-bottom="0.101cm" fo:text-align="justify" style:justify-single-word="false"/>
    </style:style>
    <style:style style:name="P45"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46"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Arial" fo:font-size="11pt" style:font-size-asian="11pt" style:font-size-complex="11pt"/>
    </style:style>
    <style:style style:name="P47"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8" style:family="paragraph" style:parent-style-name="Standard">
      <style:paragraph-properties fo:margin-left="0.635cm" fo:margin-right="0cm" fo:text-align="center" style:justify-single-word="false" fo:text-indent="0cm" style:auto-text-indent="false"/>
      <style:text-properties style:font-name="Arial" fo:font-size="11pt" fo:background-color="#ff9999" style:font-size-asian="11pt" style:font-size-complex="11pt"/>
    </style:style>
    <style:style style:name="P49"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50" style:family="paragraph" style:parent-style-name="Standard">
      <style:paragraph-properties fo:text-align="justify" style:justify-single-word="false" style:writing-mode="lr-tb"/>
      <style:text-properties fo:color="#000000" style:font-name="Arial" fo:font-size="11pt" fo:background-color="#ffff99" style:font-size-asian="11pt" style:font-size-complex="11pt"/>
    </style:style>
    <style:style style:name="P51" style:family="paragraph" style:parent-style-name="Standard">
      <style:paragraph-properties fo:text-align="justify" style:justify-single-word="false" style:writing-mode="lr-tb"/>
    </style:style>
    <style:style style:name="P52" style:family="paragraph" style:parent-style-name="Text_20_body" style:list-style-name="L3">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53"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54" style:family="paragraph" style:parent-style-name="Text_20_body" style:list-style-name="L3">
      <style:paragraph-properties fo:margin-top="0.18cm" fo:margin-bottom="0cm" fo:orphans="2" fo:widows="2" style:text-autospace="none" style:punctuation-wrap="simple" style:vertical-align="baseline"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55" style:family="paragraph" style:parent-style-name="Text_20_body" style:list-style-name="L3">
      <style:paragraph-properties fo:margin-top="0.18cm" fo:margin-bottom="0cm" fo:orphans="2" fo:widows="2" style:text-autospace="none" style:punctuation-wrap="simple" style:vertical-align="baseline" style:writing-mode="lr-tb"/>
    </style:style>
    <style:style style:name="P56" style:family="paragraph" style:parent-style-name="Text_20_body" style:list-style-name="L3">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57" style:family="paragraph" style:parent-style-name="Text_20_body" style:list-style-name="L6">
      <style:paragraph-properties fo:text-align="justify" style:justify-single-word="false" fo:widows="8" style:writing-mode="lr-tb"/>
      <style:text-properties fo:color="#000000" style:font-name="Arial1" fo:font-size="11pt" fo:background-color="transparent"/>
    </style:style>
    <style:style style:name="P58" style:family="paragraph" style:parent-style-name="Text_20_body" style:list-style-name="L6">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name-complex="Times New Roman" style:font-size-complex="10pt" style:language-complex="ar" style:country-complex="SA"/>
    </style:style>
    <style:style style:name="P59" style:family="paragraph" style:parent-style-name="Standard" style:list-style-name="L4">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61" style:family="paragraph" style:parent-style-name="Standard" style:list-style-name="L2">
      <style:paragraph-properties fo:text-align="justify" style:justify-single-word="false"/>
      <style:text-properties style:use-window-font-color="true" style:font-name="Arial" fo:font-size="11pt" style:font-size-asian="11pt" style:font-size-complex="11pt"/>
    </style:style>
    <style:style style:name="P62" style:family="paragraph" style:parent-style-name="Standard" style:list-style-name="L3">
      <style:paragraph-properties fo:text-align="justify" style:justify-single-word="false"/>
      <style:text-properties style:use-window-font-color="true" style:font-name="Arial" fo:font-size="11pt" style:font-size-asian="11pt" style:font-size-complex="11pt"/>
    </style:style>
    <style:style style:name="P63" style:family="paragraph" style:parent-style-name="Standard" style:list-style-name="L4">
      <style:paragraph-properties fo:text-align="justify" style:justify-single-word="false"/>
      <style:text-properties style:use-window-font-color="true" style:font-name="Arial" fo:font-size="11pt" style:font-size-asian="11pt" style:font-size-complex="11pt"/>
    </style:style>
    <style:style style:name="P64" style:family="paragraph" style:parent-style-name="Standard" style:list-style-name="L3">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65" style:family="paragraph" style:parent-style-name="Standard" style:list-style-name="L3">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66" style:family="paragraph" style:parent-style-name="Standard" style:list-style-name="L4">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67" style:family="paragraph" style:parent-style-name="Standard" style:list-style-name="L4">
      <style:paragraph-properties fo:text-align="justify" style:justify-single-word="false"/>
      <style:text-properties style:use-window-font-color="true" style:font-name="Arial" fo:font-size="11pt" style:text-underline-style="none" fo:font-weight="normal" style:font-size-asian="11pt" style:font-weight-asian="normal" style:font-size-complex="11pt" style:font-weight-complex="normal"/>
    </style:style>
    <style:style style:name="P68" style:family="paragraph" style:parent-style-name="Standard">
      <style:paragraph-properties fo:text-align="justify" style:justify-single-word="false"/>
    </style:style>
    <style:style style:name="P69" style:family="paragraph" style:parent-style-name="Standard" style:list-style-name="WW8Num15">
      <style:paragraph-properties fo:text-align="justify" style:justify-single-word="false">
        <style:tab-stops>
          <style:tab-stop style:position="1.94cm"/>
        </style:tab-stops>
      </style:paragraph-properties>
    </style:style>
    <style:style style:name="P70" style:family="paragraph" style:parent-style-name="Standard" style:list-style-name="L7">
      <style:paragraph-properties fo:text-align="justify" style:justify-single-word="false"/>
    </style:style>
    <style:style style:name="P71"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72" style:family="paragraph" style:parent-style-name="Standard" style:list-style-name="L1">
      <style:paragraph-properties fo:margin-top="0cm" fo:margin-bottom="0.101cm" fo:text-align="justify" style:justify-single-word="false"/>
      <style:text-properties style:use-window-font-color="true" style:font-name="Arial" fo:font-size="11pt" fo:font-weight="bold" fo:background-color="transparent" style:font-size-asian="11pt" style:font-weight-asian="bold" style:font-size-complex="11pt" style:font-weight-complex="bold"/>
    </style:style>
    <style:style style:name="P73" style:family="paragraph" style:parent-style-name="Standard" style:list-style-name="L1">
      <style:paragraph-properties fo:margin-top="0cm" fo:margin-bottom="0.101cm" fo:text-align="justify" style:justify-single-word="false"/>
      <style:text-properties style:use-window-font-color="true" style:font-name="Arial" fo:font-size="11pt" fo:font-weight="bold" fo:background-color="#ffcc00" style:font-size-asian="11pt" style:font-weight-asian="bold" style:font-size-complex="11pt" style:font-weight-complex="bold"/>
    </style:style>
    <style:style style:name="P74"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75" style:family="paragraph" style:parent-style-name="Standard" style:list-style-name="L2">
      <style:paragraph-properties fo:text-align="justify" style:justify-single-word="false" fo:background-color="transparent">
        <style:background-image/>
      </style:paragraph-properties>
      <style:text-properties style:use-window-font-color="true" style:font-name="Arial" fo:font-size="11pt" fo:background-color="transparent" style:font-size-asian="11pt" style:font-size-complex="11pt"/>
    </style:style>
    <style:style style:name="P76" style:family="paragraph" style:parent-style-name="Standard" style:list-style-name="L4"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77"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78"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fo:font-weight="normal" style:font-size-asian="11pt" style:font-weight-asian="normal" style:font-size-complex="11pt" style:font-weight-complex="normal" fo:hyphenate="false" fo:hyphenation-remain-char-count="2" fo:hyphenation-push-char-count="2"/>
    </style:style>
    <style:style style:name="P79"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use-window-font-color="true" style:font-name="Arial" fo:font-size="11pt" fo:background-color="#66ffff" style:font-size-asian="11pt" style:font-size-complex="11pt"/>
    </style:style>
    <style:style style:name="P80"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style:use-window-font-color="true" style:font-name="Arial" fo:font-size="11pt" fo:background-color="#66ffff" style:font-size-asian="11pt" style:font-size-complex="11pt"/>
    </style:style>
    <style:style style:name="P81"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82" style:family="paragraph" style:parent-style-name="Heading_20_1">
      <style:text-properties style:font-name="Arial" fo:font-size="9pt" style:font-size-asian="9pt" style:font-size-complex="9pt"/>
    </style:style>
    <style:style style:name="T1" style:family="text">
      <style:text-properties fo:background-color="transparent"/>
    </style:style>
    <style:style style:name="T2" style:family="text">
      <style:text-properties style:text-underline-style="solid" style:text-underline-width="auto" style:text-underline-color="font-color" fo:font-weight="normal" fo:background-color="transparent" style:font-weight-asian="normal" style:font-weight-complex="normal"/>
    </style:style>
    <style:style style:name="T3" style:family="text">
      <style:text-properties fo:background-color="#ffff00"/>
    </style:style>
    <style:style style:name="T4" style:family="text">
      <style:text-properties fo:font-weight="bold" fo:background-color="transparent"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fo:background-color="#ffff99" style:font-weight-asian="normal" style:font-weight-complex="normal"/>
    </style:style>
    <style:style style:name="T9" style:family="text">
      <style:text-properties fo:font-weight="normal" fo:background-color="#ffcc00"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weight="normal" fo:background-color="#ffff66" style:font-weight-asian="normal" style:font-weight-complex="normal"/>
    </style:style>
    <style:style style:name="T12" style:family="text">
      <style:text-properties fo:font-weight="normal" fo:background-color="#ccff00" style:font-weight-asian="normal" style:font-weight-complex="normal"/>
    </style:style>
    <style:style style:name="T13" style:family="text">
      <style:text-properties fo:font-weight="normal" fo:background-color="#00ffff" style:font-weight-asian="normal" style:font-weight-complex="normal"/>
    </style:style>
    <style:style style:name="T14" style:family="text">
      <style:text-properties style:text-underline-style="none"/>
    </style:style>
    <style:style style:name="T15" style:family="text">
      <style:text-properties style:text-underline-style="none" fo:font-weight="normal" fo:background-color="transparent" style:font-weight-asian="normal" style:font-weight-complex="normal"/>
    </style:style>
    <style:style style:name="T16" style:family="text">
      <style:text-properties style:text-underline-style="none" fo:font-weight="normal" fo:background-color="#ffff00"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use-window-font-color="true" style:text-line-through-style="none" style:font-name="Arial" fo:font-size="11pt" style:text-underline-style="none" style:text-blinking="false" style:font-size-asian="11pt" style:font-size-complex="11pt"/>
    </style:style>
    <style:style style:name="T19" style:family="text">
      <style:text-properties style:use-window-font-color="true"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20" style:family="text">
      <style:text-properties style:use-window-font-color="true" style:font-name="Arial" fo:font-size="11pt" fo:font-style="normal" style:text-underline-style="none" fo:font-weight="normal" fo:background-color="#66ffff" style:font-size-asian="11pt" style:font-style-asian="normal" style:font-weight-asian="normal" style:font-size-complex="11pt" style:font-style-complex="normal" style:font-weight-complex="normal"/>
    </style:style>
    <style:style style:name="T21"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2" style:family="text">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3" style:family="text">
      <style:text-properties style:use-window-font-color="true" style:font-name="Arial" fo:font-size="11pt" fo:font-style="normal" style:text-underline-style="none" fo:font-weight="bold" fo:background-color="#66ffff" style:font-size-asian="11pt" style:font-style-asian="normal" style:font-weight-asian="bold" style:font-size-complex="11pt" style:font-style-complex="normal" style:font-weight-complex="bold"/>
    </style:style>
    <style:style style:name="T24" style:family="text">
      <style:text-properties style:use-window-font-color="true" style:font-name="Arial"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T25" style:family="text">
      <style:text-properties style:use-window-font-color="true" style:font-name="Arial" fo:font-size="11pt" fo:font-style="normal" fo:background-color="#66ffff" style:font-size-asian="11pt" style:font-style-asian="normal" style:font-size-complex="11pt" style:font-style-complex="normal"/>
    </style:style>
    <style:style style:name="T26" style:family="text">
      <style:text-properties style:use-window-font-color="true"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27" style:family="text">
      <style:text-properties style:use-window-font-color="true" style:font-name="Arial" fo:font-size="11pt" fo:font-style="normal" fo:font-weight="bold" style:font-size-asian="11pt" style:font-style-asian="normal" style:font-weight-asian="bold" style:font-size-complex="11pt" style:font-style-complex="normal" style:font-weight-complex="bold"/>
    </style:style>
    <style:style style:name="T28" style:family="text">
      <style:text-properties style:use-window-font-color="true" style:font-name="Arial" fo:font-size="11pt" fo:font-style="normal" style:font-size-asian="11pt" style:font-style-asian="normal" style:font-size-complex="11pt" style:font-style-complex="normal"/>
    </style:style>
    <style:style style:name="T29" style:family="text">
      <style:text-properties style:use-window-font-color="true" style:font-name="Arial" fo:font-size="11pt" fo:font-style="normal" style:text-underline-style="solid" style:text-underline-width="auto" style:text-underline-color="font-color" style:font-size-asian="11pt" style:font-style-asian="normal" style:font-size-complex="11pt" style:font-style-complex="normal"/>
    </style:style>
    <style:style style:name="T30" style:family="text">
      <style:text-properties style:use-window-font-color="true" style:font-name="Arial" fo:font-size="11pt" fo:font-style="normal" style:text-underline-style="solid" style:text-underline-width="auto" style:text-underline-color="font-color" fo:background-color="transparent" style:font-size-asian="11pt" style:font-style-asian="normal" style:font-size-complex="11pt" style:font-style-complex="normal"/>
    </style:style>
    <style:style style:name="T31" style:family="text">
      <style:text-properties style:use-window-font-color="true" style:font-name="Arial" fo:font-size="11pt" fo:font-style="normal" style:text-underline-style="solid" style:text-underline-width="auto" style:text-underline-color="font-color" fo:background-color="#ffff00" style:font-size-asian="11pt" style:font-style-asian="normal" style:font-size-complex="11pt" style:font-style-complex="normal"/>
    </style:style>
    <style:style style:name="T32" style:family="text">
      <style:text-properties style:use-window-font-color="true"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33" style:family="text">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use-window-font-color="true" style:font-name="Arial" fo:font-size="11pt" fo:font-style="italic" style:font-size-asian="11pt" style:font-style-asian="italic" style:font-size-complex="11pt" style:font-style-complex="italic"/>
    </style:style>
    <style:style style:name="T35" style:family="text">
      <style:text-properties style:use-window-font-color="true" style:font-name="Arial"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use-window-font-color="true" style:font-name="Arial" fo:font-size="11pt" fo:font-style="italic" fo:font-weight="bold" style:font-size-asian="11pt" style:font-style-asian="italic" style:font-weight-asian="bold" style:font-size-complex="11pt" style:font-style-complex="italic" style:font-weight-complex="bold"/>
    </style:style>
    <style:style style:name="T37" style:family="text">
      <style:text-properties style:use-window-font-color="true"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38" style:family="text">
      <style:text-properties style:use-window-font-color="true"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39" style:family="text">
      <style:text-properties style:use-window-font-color="true"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Arial" fo:font-size="11pt"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41"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42"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3"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4" style:family="text">
      <style:text-properties style:use-window-font-color="true" style:font-name="Arial" fo:font-size="11pt" style:font-size-asian="11pt" style:font-size-complex="11pt"/>
    </style:style>
    <style:style style:name="T45" style:family="text">
      <style:text-properties style:use-window-font-color="true" style:font-name="Arial" fo:font-size="11pt" fo:font-weight="normal" style:font-size-asian="11pt" style:font-weight-asian="normal" style:font-size-complex="11pt" style:font-weight-complex="normal"/>
    </style:style>
    <style:style style:name="T46" style:family="text">
      <style:text-properties style:use-window-font-color="true"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47" style:family="text">
      <style:text-properties style:use-window-font-color="true" style:font-name="Arial" fo:font-size="11pt" fo:font-weight="bold" style:font-size-asian="11pt" style:font-weight-asian="bold" style:font-size-complex="11pt" style:font-weight-complex="bold"/>
    </style:style>
    <style:style style:name="T48" style:family="text">
      <style:text-properties style:use-window-font-color="true" fo:language="it" fo:country="IT" fo:font-style="normal" style:text-underline-style="none" fo:font-weight="normal" fo:background-color="transparent" style:font-style-asian="normal" style:font-weight-asian="normal" style:language-complex="ar" style:country-complex="SA" style:font-style-complex="normal" style:font-weight-complex="normal"/>
    </style:style>
    <style:style style:name="T49" style:family="text">
      <style:text-properties style:use-window-font-color="true"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0" style:family="text">
      <style:text-properties style:use-window-font-color="true"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1"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2"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3" style:family="text">
      <style:text-properties fo:font-style="normal" style:font-style-asian="normal" style:font-style-complex="normal"/>
    </style:style>
    <style:style style:name="T54" style:family="text">
      <style:text-properties fo:background-color="#ffff99"/>
    </style:style>
    <style:style style:name="T55" style:family="text">
      <style:text-properties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6" style:family="text">
      <style:text-properties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7" style:family="text">
      <style:text-properties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58" style:family="text">
      <style:text-properties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59" style:family="text">
      <style:text-properties fo:font-size="9pt" style:text-underline-style="none" fo:background-color="#ffff00" style:font-size-asian="9pt" style:font-size-complex="9pt"/>
    </style:style>
    <style:style style:name="T60" style:family="text">
      <style:text-properties style:font-name="Arial" fo:font-size="10.5pt" fo:font-weight="bold" style:font-size-asian="10.5pt" style:font-weight-asian="bold" style:font-size-complex="10.5pt" style:font-weight-complex="bold"/>
    </style:style>
    <style:style style:name="T61" style:family="text">
      <style:text-properties style:font-name="Arial" fo:font-size="10.5pt" style:font-size-asian="10.5pt" style:font-size-complex="10.5pt"/>
    </style:style>
    <style:style style:name="T62" style:family="text">
      <style:text-properties style:font-name="Arial" fo:font-size="10.5pt" fo:background-color="#ffff00" style:font-size-asian="10.5pt" style:font-size-complex="10.5pt"/>
    </style:style>
    <style:style style:name="T63" style:family="text">
      <style:text-properties style:font-name="Arial" fo:font-size="10.5pt" fo:background-color="transparent" style:font-size-asian="10.5pt" style:font-size-complex="10.5pt"/>
    </style:style>
    <style:style style:name="T64" style:family="text">
      <style:text-properties style:font-name="Arial" fo:font-size="10pt" fo:font-weight="normal" fo:background-color="transparent" style:font-size-asian="10pt" style:font-weight-asian="normal" style:font-size-complex="10pt" style:font-weight-complex="normal"/>
    </style:style>
    <style:style style:name="T65" style:family="text">
      <style:text-properties style:font-name="Arial" fo:font-size="11pt" fo:font-style="normal" style:font-size-asian="11pt" style:font-style-asian="normal" style:font-size-complex="11pt" style:font-style-complex="normal"/>
    </style:style>
    <style:style style:name="T66" style:family="text">
      <style:text-properties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67" style:family="text">
      <style:text-properties style:font-name="Arial" fo:font-size="11pt" style:font-size-asian="11pt" style:font-size-complex="11pt"/>
    </style:style>
    <style:style style:name="T68" style:family="text">
      <style:text-properties style:font-name="Arial" fo:font-size="11pt" fo:font-weight="bold" style:font-size-asian="11pt" style:font-weight-asian="bold" style:font-size-complex="11pt" style:font-weight-complex="bold"/>
    </style:style>
    <style:style style:name="T69"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70"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71" style:family="text">
      <style:text-properties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72"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73" style:family="text">
      <style:text-properties fo:language="it" fo:country="IT" fo:font-style="italic" style:text-underline-style="none" fo:font-weight="normal" fo:background-color="transparent" style:font-style-asian="italic" style:font-weight-asian="normal" style:language-complex="ar" style:country-complex="SA" style:font-style-complex="italic" style:font-weight-complex="normal"/>
    </style:style>
    <style:style style:name="T74" style:family="text">
      <style:text-properties fo:language="it" fo:country="IT" fo:font-style="italic" fo:font-weight="normal" fo:background-color="transparent" style:font-style-asian="italic" style:font-weight-asian="normal" style:language-complex="ar" style:country-complex="SA" style:font-style-complex="italic" style:font-weight-complex="normal"/>
    </style:style>
    <style:style style:name="T75" style:family="text">
      <style:text-properties fo:color="#000000" style:font-name="Arial" fo:font-size="11pt" style:font-size-asian="11pt" style:font-size-complex="11pt"/>
    </style:style>
    <style:style style:name="T76"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77"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8" style:family="text">
      <style:text-properties fo:color="#000000" fo:language="it" fo:country="IT" fo:font-style="italic" style:text-underline-style="none" fo:font-weight="normal" fo:background-color="transparent" style:font-style-asian="italic" style:font-weight-asian="normal" style:language-complex="ar" style:country-complex="SA" style:font-style-complex="italic" style:font-weight-complex="normal"/>
    </style:style>
    <style:style style:name="T79" style:family="text">
      <style:text-properties fo:color="#000000" fo:language="it" fo:country="IT" fo:font-style="italic" style:text-underline-style="none" fo:font-weight="bold" fo:background-color="transparent" style:font-style-asian="italic" style:font-weight-asian="bold" style:language-complex="ar" style:country-complex="SA" style:font-style-complex="italic" style:font-weight-complex="bold"/>
    </style:style>
    <style:style style:name="T80" style:family="text">
      <style:text-properties fo:color="#000000"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81" style:family="text">
      <style:text-properties fo:color="#000000"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82"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83"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84" style:family="text">
      <style:text-properties fo:background-color="#ff66ff"/>
    </style:style>
    <style:style style:name="T85"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3"><text:span text:style-name="Car._20_predefinito_20_paragrafo"><text:span text:style-name="T59">inviata a mezzo pec al tecnico </text:span></text:span></text:p>
            <text:p text:style-name="P12">incaricato anche in qualità di </text:p>
            <text:p text:style-name="P12">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0">Da citare nella risposta:</text:span></text:span></text:p>
            <text:p text:style-name="Normale"><text:span text:style-name="Car._20_predefinito_20_paragrafo"><text:span text:style-name="T61">pratica <text:s/>[numero] - </text:span></text:span><text:span text:style-name="Car._20_predefinito_20_paragrafo"><text:span text:style-name="T62">sigla</text:span></text:span></text:p>
            <text:p text:style-name="Normale"><text:span text:style-name="Car._20_predefinito_20_paragrafo"><text:span text:style-name="T61"/></text:span></text:p>
            <text:p text:style-name="Normale"><text:span text:style-name="Car._20_predefinito_20_paragrafo"><text:span text:style-name="T63">classifica 06-03</text:span></text:span></text:p>
            <text:p text:style-name="Normale"><text:span text:style-name="Car._20_predefinito_20_paragrafo"><text:span text:style-name="T63">fascicolo: </text:span></text:span><text:span text:style-name="Car._20_predefinito_20_paragrafo"><text:span text:style-name="T64">[anno_fascicolo]</text:span></text:span><text:span text:style-name="Car._20_predefinito_20_paragrafo"><text:span text:style-name="T63"> /</text:span></text:span><text:span text:style-name="Car._20_predefinito_20_paragrafo"><text:span text:style-name="T64">[fascicolo].[sub_fascicolo]</text:span></text:span></text:p>
          </table:table-cell>
          <table:table-cell table:style-name="Tabella6.A1" office:value-type="string">
            <text:p text:style-name="P32"/>
          </table:table-cell>
          <table:table-cell table:style-name="Tabella6.A1" office:value-type="string">
            <text:p text:style-name="P33">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14">[richiedenti.pec]</text:p>
            <text:p text:style-name="P33"/>
          </table:table-cell>
        </table:table-row>
        <table:table-row>
          <table:table-cell table:style-name="Tabella6.A1" office:value-type="string">
            <text:p text:style-name="P31">Allegati: //</text:p>
          </table:table-cell>
          <table:table-cell table:style-name="Tabella6.A1" office:value-type="string">
            <text:p text:style-name="P32"/>
          </table:table-cell>
          <table:table-cell table:style-name="Tabella6.A1" office:value-type="string">
            <text:p text:style-name="P33">[progettisti.nominativo;block=tbs:row;]</text:p>
            <text:p text:style-name="P33">[progettisti.indirizzo]</text:p>
            <text:p text:style-name="P30"><text:span text:style-name="Car._20_predefinito_20_paragrafo"><text:span text:style-name="T61">[progettisti.cap] [progettisti.comune] ([progettisti.prov])</text:span></text:span></text:p>
            <text:p text:style-name="P30"><text:span text:style-name="Car._20_predefinito_20_paragrafo"><text:span text:style-name="T61">[progettisti.pec]</text:span></text:span></text:p>
            <text:p text:style-name="P30"><text:span text:style-name="Car._20_predefinito_20_paragrafo"><text:span text:style-name="T61"/></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8"><text:span text:style-name="Car._20_predefinito_20_paragrafo"><text:span text:style-name="T65">Segnalazione certificata di inizio attività alternativa al permesso di costruire ai sensi dell'art. 23 del D.P.R. 380/01 </text:span></text:span><text:span text:style-name="T67"><text:s/>presentata in data [data_presentazione] e recepita agli atti al prot. n° [protocollo] del [data_protocollo] relativa </text:span><text:span text:style-name="T68">[oggetto]</text:span><text:span text:style-name="T67"> presso </text:span><text:span text:style-name="T68">[ubicazione]. </text:span><text:span text:style-name="T69">Richiesta di documentazione integrativa.</text:span></text:p>
          </table:table-cell>
        </table:table-row>
      </table:table>
      <text:p text:style-name="P34"/>
      <text:p text:style-name="P71">In caso di pareri dei Settori comunali</text:p>
      <text:p text:style-name="P71">Si riscontra la pratica indicata in oggetto e si segnala che l'intervento <text:s/>proposto interessa la proprietà comunale <text:s/>e la viabilità pubblica e pertanto si provvederà ad acquisire il parere da parte del Settore Lavori Pubblici e Ambiente e della Polizia Municipale, previa richiesta a cura dell'ufficio scrivente.</text:p>
      <text:p text:style-name="P71">L'esito di tali pareri sarà comunicato al fine di conformare le opere in progetto alle eventuali prescrizioni e/o adempimenti, fermo restando che l'inizio dell'attività è condizionato alla sussistenza dei requisiti e dei presupposti previsti dalla legge così come attestati dal progettista ai sensi del comma 1bis dell'art. 23 del DPR 380/01 e s.m.i.</text:p>
      <text:p text:style-name="P41"><text:span text:style-name="Car._20_predefinito_20_paragrafo"><text:span text:style-name="T66">In caso di vincolo paesaggistico/idrogeologico</text:span></text:span></text:p>
      <text:p text:style-name="P36"><text:span text:style-name="T20">Si premette che </text:span><text:span text:style-name="Car._20_predefinito_20_paragrafo"><text:span text:style-name="T25">l'intervento proposto </text:span></text:span><text:span text:style-name="Car._20_predefinito_20_paragrafo"><text:span text:style-name="T26">è subordinato al preventivo rilascio dell'autorizzazione paesaggistica/autorizzazione ai fini del vincolo idrogeologico </text:span></text:span><text:span text:style-name="Car._20_predefinito_20_paragrafo"><text:span text:style-name="T25">richiesta in data …........... e pertanto, nelle more del rilascio della stessa, non può essere dato corso alle opere previste nella segnalazione.</text:span></text:span><text:span text:style-name="Car._20_predefinito_20_paragrafo"><text:span text:style-name="T26"> Si precisa a tal proposito che il termine di 30 giorni per l'inizio dei lavori di cui al comma 1 dell'Art.23 del DPR 380/2001 decorrerà dalla data del rilascio del relativo/dei relativi atto/atti di assenso, così come previsto dal comma 3 del medesimo Art. 23. </text:span></text:span></text:p>
      <text:p text:style-name="P36"><text:span text:style-name="Car._20_predefinito_20_paragrafo"><text:span text:style-name="T27"><text:s/></text:span></text:span></text:p>
      <text:p text:style-name="P36"><text:soft-page-break/><text:span text:style-name="Car._20_predefinito_20_paragrafo"><text:span text:style-name="T28"><text:s/>Con riferimento alla pratica in oggetto, esaminata </text:span></text:span><text:span text:style-name="Car._20_predefinito_20_paragrafo"><text:span text:style-name="T33">la documentazione allegata si rileva che </text:span></text:span><text:span text:style-name="Car._20_predefinito_20_paragrafo"><text:span text:style-name="T21">la stessa risulta carente dei requisiti e dei presupposti richiesti dalla legge, </text:span></text:span><text:span text:style-name="Car._20_predefinito_20_paragrafo"><text:span text:style-name="T32">con conseguente divieto di esecuzione dell'intervento</text:span></text:span><text:span text:style-name="Car._20_predefinito_20_paragrafo"><text:span text:style-name="T21">, come di seguito specificato:</text:span></text:span></text:p>
      <text:p text:style-name="P36"><text:span text:style-name="Car._20_predefinito_20_paragrafo"><text:span text:style-name="T34"/></text:span></text:p>
      <text:list xml:id="list1875074315445590238" text:style-name="L1">
        <text:list-item>
          <text:p text:style-name="P72"/>
        </text:list-item>
        <text:list-item>
          <text:p text:style-name="P72"/>
        </text:list-item>
        <text:list-item>
          <text:p text:style-name="P73"/>
        </text:list-item>
      </text:list>
      <text:p text:style-name="P42"><text:span text:style-name="Car._20_predefinito_20_paragrafo"><text:span text:style-name="T29">Al fine del superamento di tali carenze è necessario produrre la seguente documentazione integrativa, </text:span></text:span><text:span text:style-name="Car._20_predefinito_20_paragrafo"><text:span text:style-name="T30">entro il termine di </text:span></text:span><text:span text:style-name="Car._20_predefinito_20_paragrafo"><text:span text:style-name="T31">30 (valore minimo da valutare) </text:span></text:span><text:span text:style-name="Car._20_predefinito_20_paragrafo"><text:span text:style-name="T30">giorni dal ricevimento della presente</text:span></text:span><text:span text:style-name="Car._20_predefinito_20_paragrafo"><text:span text:style-name="T29">:</text:span></text:span></text:p>
      <text:p text:style-name="P40"/>
      <text:list xml:id="list5526882415382062124" text:style-name="L2">
        <text:list-item>
          <text:p text:style-name="P61"><text:span text:style-name="T7">pagamento dei diritti di segreteria nella misura di <text:s/></text:span><text:span text:style-name="T10">€ 250,00,</text:span><text:span text:style-name="T7"> </text:span><text:span text:style-name="T7">somma da versarsi sul </text:span><text:span text:style-name="T7">conto corrente bancario del Comune di Savona <text:s/>n° </text:span><text:span text:style-name="T72">2597290 </text:span><text:span text:style-name="T7"><text:s/>intestato a Tesoreria Comunale (codice <text:s/></text:span><text:span text:style-name="T72">IBAN IT91 Y061 7510 6100 0000 2597290</text:span><text:span text:style-name="T7">) acceso presso la Banca Carige Spa oppure su c/c postale n. 13298179 intestato a Comune di Savona Servizio di Tesoreria indicando come causale: </text:span><text:span text:style-name="T5">“Settore 4 - Diritti di Segreteria - Nominativo - Indirizzo Immobile - SCIA”</text:span><text:span text:style-name="T7"> la ricevuta dell’effettuato versamento dovrà essere presentata entro e non oltre 5 gg. dal ricevimento della presente;</text:span></text:p>
        </text:list-item>
        <text:list-item>
          <text:p text:style-name="P74">nuova relazione tecnica sostitutiva redatta su modello comunale compilata in ogni sua parte in quanto quella agli atti non contiene ….. <text:s/>;</text:p>
        </text:list-item>
        <text:list-item>
          <text:p text:style-name="P53">nuova relazione tecnica/ elaborati grafici/ ....., in sostituzione di quella prodotta, debitamente compilata in ogni campo previsto, resa in formato <text:span text:style-name="T6">“.pdf” </text:span>e sottoscritta digitalmente;</text:p>
        </text:list-item>
        <text:list-item>
          <text:p text:style-name="P75"><text:span text:style-name="T7">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9">oppure in quanto trattandosi di esecuzione di particolari specifiche lavorazioni, a norma dell'art. 16 comma 9 del vigente Regolamento Edilizio non possono essere eseguite in proprio;</text:span></text:p>
        </text:list-item>
      </text:list>
      <text:p text:style-name="P4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5"><text:span text:style-name="WW-Hyperlink1"><text:span text:style-name="T37">B) Copia della</text:span></text:span><text:span text:style-name="WW-Hyperlink1"><text:span text:style-name="T38"> </text:span></text:span><text:span text:style-name="WW-Hyperlink1"><text:span text:style-name="T37">notifica preliminare all'Azienda Unità Sanitaria Locale e alla Direzione Provinciale del Lavoro territorialmente competenti nei casi previsti dall'art. 99 del D. Lgs n. 81/08 e s.m.i. <text:s/>e ricevuta dell'invio </text:span></text:span><text:span text:style-name="WW-Hyperlink1"><text:span text:style-name="T38">online al link </text:span></text:span><text:a xlink:type="simple" xlink:href="https://sendweb.regione.liguria.it/sendweb/welcome" text:style-name="Internet_20_link" text:visited-style-name="Visited_20_Internet_20_Link"><text:span text:style-name="Internet_20_link"><text:span text:style-name="T38">https://sendweb.regione.liguria.it/sendweb/welcome</text:span></text:span></text:a><text:span text:style-name="WW-Hyperlink1"><text:span text:style-name="T38"> della stessa </text:span></text:span><text:span text:style-name="WW-Hyperlink1"><text:span text:style-name="T3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7">www.comune.savona.it</text:span></text:span></text:a><text:span text:style-name="WW-Hyperlink1"><text:span text:style-name="T37">)</text:span></text:span></text:p>
      <text:p text:style-name="P47"><text:span text:style-name="T44">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8">www.comune.savona.it</text:span></text:a><text:span text:style-name="T44">)</text:span></text:p>
      <text:list xml:id="list5603045840822102299" text:style-name="L3">
        <text:list-item>
          <text:p text:style-name="P62"><text:span text:style-name="T7">indicazione del nominativo del Direttore dei Lavori, il quale deve sottoscrivere la comunicazione per accettazione dell’incarico di Direzione Lavori, in quanto prescritto </text:span><text:soft-page-break/><text:span text:style-name="T7">dall'art. 17 del vigente Regolamento Edilizio </text:span><text:span text:style-name="T11">(verificare e indicare magari in maniera puntuale tale necessità)</text:span></text:p>
        </text:list-item>
        <text:list-item>
          <text:p text:style-name="P52">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64">copia del documento di identità di tutte le imprese, necessario per l'efficacia dell'autocertificazione della ditta esecutrice contenente i dati indispensabili al reperimento delle informazioni per l'acquisizione d'ufficio del DURC;</text:p>
        </text:list-item>
        <text:list-item>
          <text:p text:style-name="P65">verifica dell’intervento con specifico riferimento alla normativa di Piano di Bacino;</text:p>
        </text:list-item>
        <text:list-item>
          <text:p text:style-name="P62"><text:span text:style-name="T7">documentazione illustrativa e/o progettuale concernente la sicurezza degli impianti (indicare che tipo di impianto) redatta ai sensi dell'art. 5 comma 1 del DM 22.1.2008 N. 37; </text:span><text:span text:style-name="T8">(non è sempre necessario il preventivo progetto verificare l'art. 5 comma 1 del DM 37/08)</text:span></text:p>
        </text:list-item>
        <text:list-item>
          <text:p text:style-name="P65">documentazione, relativa all'impresa esecutrice, in ottemperanza art. 90 del Decreto Legislativo 9 aprile 2008, n. 81 e s.m.i. ossia:</text:p>
          <text:list>
            <text:list-item>
              <text:p text:style-name="P54">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55"><text:span text:style-name="WW-Hyperlink1"><text:span text:style-name="T37">Copia della</text:span></text:span><text:span text:style-name="WW-Hyperlink1"><text:span text:style-name="T38"> </text:span></text:span><text:span text:style-name="WW-Hyperlink1"><text:span text:style-name="T37">notifica preliminare all'Azienda Unità Sanitaria Locale e alla Direzione Provinciale del Lavoro territorialmente competenti nei casi previsti dall'art. 99 del D. Lgs n. 81/08 e s.m.i. <text:s/>e ricevuta dell'invio </text:span></text:span><text:span text:style-name="WW-Hyperlink1"><text:span text:style-name="T38">online al link </text:span></text:span><text:a xlink:type="simple" xlink:href="https://sendweb.regione.liguria.it/sendweb/welcome" text:style-name="Internet_20_link" text:visited-style-name="Visited_20_Internet_20_Link"><text:span text:style-name="Internet_20_link"><text:span text:style-name="T38">https://sendweb.regione.liguria.it/sendweb/welcome</text:span></text:span></text:a><text:span text:style-name="WW-Hyperlink1"><text:span text:style-name="T38"> della stessa </text:span></text:span><text:span text:style-name="WW-Hyperlink1"><text:span text:style-name="T3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7">www.comune.savona.it</text:span></text:span></text:a><text:span text:style-name="WW-Hyperlink1"><text:span text:style-name="T37">)</text:span></text:span></text:p>
            </text:list-item>
            <text:list-item>
              <text:p text:style-name="P56"><text:span text:style-name="T39">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9">www.comune.savona.it</text:span></text:a><text:span text:style-name="T39">)</text:span></text:p>
            </text:list-item>
          </text:list>
        </text:list-item>
      </text:list>
      <text:p text:style-name="P21"/>
      <text:list xml:id="list365912983053838894" text:style-name="L4">
        <text:list-item>
          <text:p text:style-name="P66">documentazione attestante il titolo ad eseguire l’intervento da Lei posseduto;</text:p>
        </text:list-item>
        <text:list-item>
          <text:p text:style-name="P63"><text:span text:style-name="T7">autocertificazione del proprietario dell’alloggio nella quale venga dichiarata </text:span><text:span text:style-name="T5">“la piena ed esclusiva proprietà della porzione di sottotetto interessata dall’intervento e che ne terzi, ne il condominio e ne altri condomini hanno diritti di sorta su di essa”</text:span></text:p>
        </text:list-item>
        <text:list-item>
          <text:p text:style-name="P66">estratto di mappa catastale in scala 1:1000 o 1:2000 con evidenziati i limiti di proprietà;</text:p>
        </text:list-item>
        <text:list-item>
          <text:p text:style-name="P66">documentazione fotografica dello stato dei luoghi e dell’edificio, con planimetria riportante indicati i punti di vista dai quali sono state scattate le fotografie;</text:p>
        </text:list-item>
        <text:list-item>
          <text:p text:style-name="P66">elaborati grafici debitamente quotati con indicate le superfici e la destinazione di ogni locale oggetto di intervento;</text:p>
        </text:list-item>
        <text:list-item>
          <text:p text:style-name="P66">nota di assenso debitamente sottoscritta dal proprietario dell’immobile completa di dati anagrafici dello stesso;</text:p>
        </text:list-item>
        <text:list-item>
          <text:p text:style-name="P59">planimetria catastale e visura dell’unità immobiliare oggetto dell’intervento;<text:span text:style-name="T54">(solo quando non si riesce ad acquisire d'ufficio)</text:span></text:p>
        </text:list-item>
        <text:list-item>
          <text:p text:style-name="P59">computo della superficie di riferimento, come definita dalla legge regionale 7/4/1995 n. 25 recentemente modificata dalla L.R. 17/15, ai fini dell’applicazione del contributo di costruzione dovuto per l’intervento, mediante schema grafico (il parametro dimensionale <text:soft-page-break/>cui fare riferimento per l'applicazione del contributo è costituito dalla superficie utile così come definita (SU) nel Regolamento Edilizio Tipo e nei provvedimenti emanati in sua attuazione ossia <text:span text:style-name="T6">“Superficie di pavimento degli spazi di un edificio</text:span> <text:span text:style-name="T6">misurata al netto della superficie accessoria e di murature, pilastri, tramezzi, sguinci e vani di porte e finestre” </text:span><text:span text:style-name="T53">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6"><text:span text:style-name="T14">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66">alla compatibilità con le norme di Piano di Bacino vigenti </text:p>
            </text:list-item>
            <text:list-item>
              <text:p text:style-name="P66">al recepimento in fase di progettazione degli indirizzi tecnici vincolanti di cui all'art. 5Bis della normativa di attuazione dei Piani di Bacino vigenti</text:p>
            </text:list-item>
            <text:list-item>
              <text:p text:style-name="P66">alle puntuali verifiche richieste dalla normativa geologica di PUC</text:p>
            </text:list-item>
          </text:list>
        </text:list-item>
        <text:list-item>
          <text:p text:style-name="P67">relazione geotecnica redatta in conformità alla vigente legislazione in materia;</text:p>
        </text:list-item>
        <text:list-item>
          <text:p text:style-name="P63"><text:span text:style-name="T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text:span><text:span text:style-name="T7">a non alienarle separatamente </text:span><text:span text:style-name="T12">(oppure) copia dell’atto unilaterale di vincolo di pertinenzialità esclusiva e </text:span><text:span text:style-name="T12">indivisibile del box in progetto ai sensi e per gli effetti dell’art. 9 della L. 122/89 a favore di unità </text:span><text:span text:style-name="T12">immobiliari ubicate in edifici circostanti l’area interessata dall’intervento e ricompresi nel raggio di metri 500, impegnandosi a non alienarle separatamente</text:span><text:span text:style-name="T7">; </text:span><text:span text:style-name="T13">(oppure) copia dell’atto unilaterale di vincolo dei box alle rispettive unità immobiliari che si andranno a creare, come richiesto dall’art. 2 comma 3 della L.R. n. 24/01;</text:span><text:span text:style-name="T7"> per la definizione di tale atto potrà essere preso contatto con l’ufficio scrivente ritirando presso lo stesso, opportuno fac simile.</text:span><text:span text:style-name="T12"> (da togliere in caso di box x legge sottotetti perché non abbiamo fac simile)</text:span></text:p>
        </text:list-item>
        <text:list-item>
          <text:p text:style-name="P63"><text:span text:style-name="T7">parere preventivo in materia ai fini della prevenzione incendi, rilasciato dal Comando Provinciale dei Vigili del Fuoco </text:span><text:span text:style-name="T13">(oppure) dichiarazione esplicita del progettista in cui si dichiari ….</text:span></text:p>
        </text:list-item>
        <text:list-item>
          <text:p text:style-name="P66">elaborati grafici e relazione con dichiarazione di conformità dell’intervento di cui alla normativa in materia di abbattimento delle barriere architettoniche;</text:p>
        </text:list-item>
        <text:list-item>
          <text:p text:style-name="P76"><text:span text:style-name="T3">(in caso impianto termico o interventi rendimento energetico per in quale non è stato presentato nulla in merito)</text:span> l'intervento proposto <text:span text:style-name="T1">prevede la </text:span><text:span text:style-name="T3">realizzazione di un nuovo impianto di riscaldamento/interviene sulla superficie disperdente dell'edificio,</text:span><text:span text:style-name="T1">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77"><text:span text:style-name="T55">(in caso impianto termico o interventi rendimento energetico) </text:span><text:span text:style-name="T56">il progetto prevede l</text:span><text:span text:style-name="T55">'installazione di un nuovo impianto di riscaldamento / la realizzazione di opere <text:s/>di coibentazione</text:span><text:span text:style-name="T56"> quindi occorre integrare la relazione tecnica con un capitolo contenente le descrizioni e <text:s/>le dichiarazione previste dall'art. 33.4 <text:s/>comma 5 e 6 del vigente Regolamento Edilizio</text:span></text:p>
        </text:list-item>
        <text:list-item>
          <text:p text:style-name="P78"><text:span text:style-name="T57">(in caso impianto termico o interventi rendimento energetico con documentazione carente)</text:span><text:span text:style-name="T58"> </text:span><text:span text:style-name="T1">puntuale descrizione delle opere riguardanti le modifiche dell’impianto termico in cui, dovrà essere precisata: la potenza del generatore termico e la modalità di evacuazione dei fumi </text:span><text:soft-page-break/><text:span text:style-name="T1">dello stesso. In merito si rammenta che è necessario individuare il livello di ristrutturazione/riqualificazione energetica dell'intervento e redigere la relativa </text:span><text:span text:style-name="T1">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77"><text:span text:style-name="T10">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2">risulti necessario a termini di legge</text:span><text:span text:style-name="T10"> inoltrare all'Ente di vigilanza competente <text:s/></text:span><text:span text:style-name="T4">la pratica per le opere strutturali</text:span><text:span text:style-name="T10">, dovrà</text:span><text:span text:style-name="T15"> essere prodotta allo scrivente copia dell'avvenuto deposito</text:span><text:span text:style-name="T10"> prima dell’esecuzione di tali opere. Si ricorda che, ai sensi della vigente normativa, il committente, l’esecutore e il direttori lavori, sono solidamente responsabili delle opere realizzate.</text:span></text:p>
        </text:list-item>
      </text:list>
      <text:p text:style-name="P17"><text:span text:style-name="Hyperlink"><text:span text:style-name="T42"><text:tab/></text:span></text:span></text:p>
      <text:p text:style-name="P17"><text:span text:style-name="Hyperlink"><text:span text:style-name="T42"><text:tab/>Inoltre essendo previsti </text:span></text:span><text:span text:style-name="Hyperlink"><text:span text:style-name="T41">movimenti terra</text:span></text:span><text:span text:style-name="Hyperlink"><text:span text:style-name="T42"> occorre trasmettere:</text:span></text:span></text:p>
      <text:p text:style-name="P17"><text:span text:style-name="Hyperlink"><text:span text:style-name="T42"/></text:span></text:p>
      <text:list xml:id="list3745012468751696205" text:style-name="L7">
        <text:list-item>
          <text:p text:style-name="P70"><text:span text:style-name="Hyperlink"><text:span text:style-name="T42">elaborato progettuale con la rappresentazione e il calcolo dei volumi di sterro e di riporto (solo se sono previsti dei riporti di terreno)</text:span></text:span></text:p>
        </text:list-item>
        <text:list-item>
          <text:p text:style-name="P70"><text:span text:style-name="Hyperlink"><text:span text:style-name="T42">planimetria con l'indicazione della regimentazione delle acque meteoriche</text:span></text:span></text:p>
        </text:list-item>
        <text:list-item>
          <text:p text:style-name="P70"><text:span text:style-name="Hyperlink"><text:span text:style-name="T42">specifica dichiarazione in ordine agli adempimenti da svolgere a norma di legge <text:s/>per lo <text:s/>smaltimento/riutilizzo delle terre e rocce da scavo </text:span></text:span><text:span text:style-name="Car._20_predefinito_20_paragrafo"><text:span text:style-name="T43">(</text:span></text:span><text:span text:style-name="Car._20_predefinito_20_paragrafo"><text:span text:style-name="T76">vedasi modello </text:span></text:span><text:span text:style-name="Car._20_predefinito_20_paragrafo"><text:span text:style-name="T77">“Dichiarazione terre e rocce da scavo”</text:span></text:span><text:span text:style-name="Car._20_predefinito_20_paragrafo"><text:span text:style-name="T76"> predisposto dal Settore scaricabile dal sito internet <text:s text:c="2"/></text:span></text:span><text:a xlink:type="simple" xlink:href="http://www.comune.savona.it/" text:style-name="Internet_20_link" text:visited-style-name="Visited_20_Internet_20_Link"><text:span text:style-name="Hyperlink"><text:span text:style-name="T70">www.comune.savona.it</text:span></text:span></text:a><text:span text:style-name="Hyperlink"><text:span text:style-name="T70">)</text:span></text:span></text:p>
        </text:list-item>
      </text:list>
      <text:p text:style-name="P81"><text:tab/></text:p>
      <text:p text:style-name="P81"><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4121167355401574080" text:style-name="L6">
        <text:list-item>
          <text:p text:style-name="P57">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58">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0"><text:tab/></text:p>
      <text:p text:style-name="P24"><text:tab/></text:p>
      <text:p text:style-name="P17"><text:span text:style-name="Car._20_predefinito_20_paragrafo"><text:span text:style-name="T41"/></text:span></text:p>
      <text:p text:style-name="P28">in caso di demolizione di un fabbricato per la sua successiva ricostruzione <text:span text:style-name="T84">anche in tempi successivi </text:span>(SCIA/ piano casa/ristrutturazioni,sostituzioni)</text:p>
      <text:p text:style-name="P49"/>
      <text:p text:style-name="P51"><text:span text:style-name="T75">-</text:span><text:span text:style-name="Strong_20_Emphasis"><text:span text:style-name="T75"> elaborato/fascicolo tecnico asseverato dal professionista abilitato denominato </text:span></text:span><text:span text:style-name="Emphasis"><text:span text:style-name="T75">“consistenza immobile da demolire – documentazione tecnica asseverata”</text:span></text:span><text:span text:style-name="Strong_20_Emphasis"><text:span text:style-name="T75"> contenente: </text:span></text:span></text:p>
      <text:p text:style-name="P49">-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49">-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49"><text:soft-page-break/>- rilievo fotografico dettagliato da cui si evincano tutte le parti del manufatto e il suo rapporto con l’esterno, sia generali che di dettaglio con planimetria dei punti di ripresa </text:p>
      <text:p text:style-name="P49">-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49">- calcolo volumetrico del manufatto da demolire.</text:p>
      <text:p text:style-name="P51"><text:span text:style-name="Strong_20_Emphasis"><text:span text:style-name="T75">- asseverazione del professionista che la consistenza del manufatto oggetto di demolizione è corrispondente a quanto descritto negli elaborati del fascicolo.</text:span></text:span></text:p>
      <text:p text:style-name="P50">(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17"><text:span text:style-name="Car._20_predefinito_20_paragrafo"><text:span text:style-name="T41"/></text:span></text:p>
      <text:p text:style-name="P17"><text:span text:style-name="Car._20_predefinito_20_paragrafo"><text:span text:style-name="T41"><text:tab/></text:span></text:span><text:span text:style-name="Car._20_predefinito_20_paragrafo"><text:span text:style-name="T40">In caso di inottemperanza nei termini sopra definiti per la produzione delle integrazioni, il procedimento verrà considerato concluso e la pratica verrà archiviata, con divieto di effettuare l'intervento in oggetto,</text:span></text:span><text:span text:style-name="Car._20_predefinito_20_paragrafo"><text:span text:style-name="T41"> a</text:span></text:span><text:span text:style-name="Car._20_predefinito_20_paragrafo"><text:span text:style-name="T40">i sensi dell'art. 23, comma 6 del D.P.R. 380/01.</text:span></text:span></text:p>
      <text:p text:style-name="P17"><text:span text:style-name="Car._20_predefinito_20_paragrafo"><text:span text:style-name="T40"/></text:span></text:p>
      <text:p text:style-name="P17"><text:span text:style-name="Car._20_predefinito_20_paragrafo"><text:span text:style-name="T41"><text:tab/>Le eventuali opere eseguite, saranno considerate </text:span></text:span><text:span text:style-name="Car._20_predefinito_20_paragrafo"><text:span text:style-name="T40">prive di titolo edilizio</text:span></text:span><text:span text:style-name="Car._20_predefinito_20_paragrafo"><text:span text:style-name="T41"> e per le stesse troverà applicazione quanto stabilito dal Titolo IV capo II del DPR 380/2001 e smi.</text:span></text:span></text:p>
      <text:p text:style-name="P44"><text:span text:style-name="Car._20_predefinito_20_paragrafo"><text:span text:style-name="T22"/></text:span></text:p>
      <text:p text:style-name="P37"><text:span text:style-name="Car._20_predefinito_20_paragrafo"><text:span text:style-name="T23">L'ufficio si riserva di sottoporre il progetto all'esame della Commissione Edilizia</text:span></text:span><text:span text:style-name="Car._20_predefinito_20_paragrafo"><text:span text:style-name="T20"> anche al fine della classificazione dell'intervento secondo le fattispecie di cui all'art. 3 comma 1 del DPR 380/01. </text:span></text:span><text:span text:style-name="Car._20_predefinito_20_paragrafo"><text:span text:style-name="T23">(solo ove occorra questa frase non mettere sempre – da capire come funziona perchè se integrano non è che i 30 giorni ridecorrono per intero).</text:span></text:span></text:p>
      <text:p text:style-name="P37"><text:span text:style-name="Car._20_predefinito_20_paragrafo"><text:span text:style-name="T23"/></text:span></text:p>
      <text:p text:style-name="P37"><text:span text:style-name="Car._20_predefinito_20_paragrafo"><text:span text:style-name="T22">L'inizio dei lavori è subordinato all'avvenuto versamento del contributo di costruzione, <text:s/>come determinato dal Comune sulla base della superficie imponibile individuata dal progettista, che sarà richiesto con separata comunicazione, una volta ritenuta completa la documentazione allegata alla pratica.</text:span></text:span><text:span text:style-name="Car._20_predefinito_20_paragrafo"><text:span text:style-name="T23"> </text:span></text:span><text:span text:style-name="Car._20_predefinito_20_paragrafo"><text:span text:style-name="T24">(frase da inserire solo per le pratiche onerose e per le quali non sia già stato allegato il versamento)</text:span></text:span></text:p>
      <text:p text:style-name="P38"/>
      <text:p text:style-name="P25"/>
      <text:p text:style-name="P39">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39"/>
      <text:p text:style-name="P26"><text:tab/>L'ufficio resta a disposizione per eventuali chiarimenti. </text:p>
      <text:p text:style-name="P27"/>
      <text:p text:style-name="P35">Distinti saluti.</text:p>
      <text:p text:style-name="P35"/>
      <table:table table:name="Tabella4" table:style-name="Tabella4">
        <table:table-column table:style-name="Tabella4.A"/>
        <table:table-column table:style-name="Tabella4.B"/>
        <table:table-row table:style-name="Tabella4.1">
          <table:table-cell table:style-name="Tabella4.A1" office:value-type="string">
            <text:p text:style-name="P18"/>
          </table:table-cell>
          <table:table-cell table:style-name="Tabella4.A1" office:value-type="string">
            <text:p text:style-name="P23">Il responsabile del Servizio Edilizia Privata</text:p>
            <text:p text:style-name="P22"/>
            <text:p text:style-name="P22"/>
          </table:table-cell>
        </table:table-row>
        <table:table-row table:style-name="Tabella4.1">
          <table:table-cell table:style-name="Tabella4.A1" office:value-type="string">
            <text:p text:style-name="P19"/>
          </table:table-cell>
          <table:table-cell table:style-name="Tabella4.A1" office:value-type="string">
            <text:p text:style-name="P18"/>
          </table:table-cell>
        </table:table-row>
      </table:table>
      <text:p text:style-name="P35"/>
      <text:p text:style-name="P16"><text:soft-page-break/>REFERENTI PER LA PRATICA:</text:p>
      <text:p text:style-name="P16">Istruttore della pratica: <text:span text:style-name="T17">[istruttore_tecnico]</text:span><text:span text:style-name="T16"> </text:span><text:span text:style-name="T3"><text:s/>(0198310 <text:s text:c="8"/>)</text:span></text:p>
      <text:p text:style-name="P16">Responsabile del <text:span text:style-name="T54">Servizio Edilizia Privata Arch. Antonella Marino</text:span></text:p>
      <text:p text:style-name="P60"/>
      <text:p text:style-name="P48"/>
      <text:h text:style-name="P8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83cm" fo:margin-left="0.044cm" fo:margin-right="-0.026cm" table:align="margins" style:writing-mode="lr-tb"/>
    </style:style>
    <style:style style:name="Tabella2.A" style:family="table-column">
      <style:table-column-properties style:column-width="4.306cm" style:rel-column-width="16615*"/>
    </style:style>
    <style:style style:name="Tabella2.B" style:family="table-column">
      <style:table-column-properties style:column-width="4.113cm" style:rel-column-width="15873*"/>
    </style:style>
    <style:style style:name="Tabella2.C" style:family="table-column">
      <style:table-column-properties style:column-width="3.679cm" style:rel-column-width="14198*"/>
    </style:style>
    <style:style style:name="Tabella2.D" style:family="table-column">
      <style:table-column-properties style:column-width="4.884cm" style:rel-column-width="18849*"/>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6">Settore Pianificazione Territoriale e Sistemi Informativi</text:p>
            </table:table-cell>
            <table:covered-table-cell/>
            <table:table-cell table:style-name="Tabella2.A1" office:value-type="string">
              <text:p text:style-name="MP6">Dirigente:</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7">corso Italia 19 <text:s/>- <text:s text:c="2"/>17100 Savona</text:p>
            </table:table-cell>
            <table:table-cell table:style-name="Tabella2.B2" office:value-type="string">
              <text:p text:style-name="MP7"/>
            </table:table-cell>
            <table:table-cell table:style-name="Tabella2.A2" office:value-type="string">
              <text:p text:style-name="MP7"/>
            </table:table-cell>
            <table:table-cell table:style-name="Tabella2.D2" office:value-type="string">
              <text:p text:style-name="MP8"/>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A2" office:value-type="string">
              <text:p text:style-name="MP7"/>
            </table:table-cell>
            <table:table-cell table:style-name="Tabella2.D2" office:value-type="string">
              <text:p text:style-name="MP7"/>
            </table:table-cell>
          </table:table-row>
          <table:table-row table:style-name="Tabella2.1">
            <table:table-cell table:style-name="Tabella2.A4" office:value-type="string">
              <text:p text:style-name="MP7"/>
            </table:table-cell>
            <table:table-cell table:style-name="Tabella2.B4" office:value-type="string">
              <text:p text:style-name="MP7">Tel. 019-831<text:span text:style-name="MT1">01</text:span></text:p>
            </table:table-cell>
            <table:table-cell table:style-name="Tabella2.A4" office:value-type="string">
              <text:p text:style-name="MP7">Orario:</text:p>
            </table:table-cell>
            <table:table-cell table:style-name="Tabella2.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1-20T16:33:59.02</dc:date>
    <meta:print-date>2017-11-28T09:07:32.47</meta:print-date>
    <meta:editing-cycles>67</meta:editing-cycles>
    <meta:editing-duration>PT19H53M46S</meta:editing-duration>
    <meta:generator>OpenOffice/4.1.0$Win32 OpenOffice.org_project/410m18$Build-9764</meta:generator>
    <meta:printed-by>comune savona sv</meta:printed-by>
    <meta:document-statistic meta:table-count="5" meta:image-count="1" meta:object-count="0" meta:page-count="7" meta:paragraph-count="112" meta:word-count="2920" meta:character-count="20931"/>
  </office:meta>
</office:document-meta>
</file>